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5ba" officeooo:paragraph-rsid="001b15ba"/>
    </style:style>
    <style:style style:name="P2" style:family="paragraph" style:parent-style-name="Standard">
      <style:text-properties fo:font-size="14pt" officeooo:rsid="001b15ba" officeooo:paragraph-rsid="001b15ba" style:font-size-asian="14pt" style:font-size-complex="14pt"/>
    </style:style>
    <style:style style:name="P3" style:family="paragraph" style:parent-style-name="Standard">
      <style:text-properties fo:font-size="14pt" officeooo:rsid="001b1821" officeooo:paragraph-rsid="001b1821" style:font-size-asian="14pt" style:font-size-complex="14pt"/>
    </style:style>
    <style:style style:name="P4" style:family="paragraph" style:parent-style-name="Standard">
      <style:text-properties officeooo:rsid="001b1821" officeooo:paragraph-rsid="001b1821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MING WITH PYTHON(4BCS105)</text:span> <text:s text:c="70"/></text:p>
      <text:p text:style-name="P1"/>
      <text:p text:style-name="P1"><text:s text:c="143"/>Prajwal.R</text:p>
      <text:p text:style-name="P1"><text:s text:c="143"/>ECE CL1</text:p>
      <text:p text:style-name="P1"/>
      <text:p text:style-name="P1"/>
      <text:p text:style-name="P2">PROGRAM 11 </text:p>
      <text:p text:style-name="P2"/>
      <text:p text:style-name="P2"/>
      <text:p text:style-name="P1">#using <text:s/>while </text:p>
      <text:p text:style-name="P1"/>
      <text:p text:style-name="P1">i=10</text:p>
      <text:p text:style-name="P1"/>
      <text:p text:style-name="P1"><text:s/></text:p>
      <text:p text:style-name="P1">while(i&gt;=1):</text:p>
      <text:p text:style-name="P1"><text:s/><text:tab/>print(i)</text:p>
      <text:p text:style-name="P1"><text:s/><text:tab/>i=i-1</text:p>
      <text:p text:style-name="P1"/>
      <text:p text:style-name="P1"/>
      <text:p text:style-name="P1"/>
      <text:p text:style-name="P2">OUTPUT</text:p>
      <text:p text:style-name="P1"/>
      <text:p text:style-name="P1">0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/>
      <text:p text:style-name="P1"/>
      <text:p text:style-name="P1"/>
      <text:p text:style-name="P2">PROGRAM 12</text:p>
      <text:p text:style-name="P1"/>
      <text:p text:style-name="P1">#printing odd numbers using while condition</text:p>
      <text:p text:style-name="P1">i=1</text:p>
      <text:p text:style-name="P1">while(i&lt;=20):</text:p>
      <text:p text:style-name="P1"><text:tab/>print(i)</text:p>
      <text:p text:style-name="P1"><text:tab/>i=i+2</text:p>
      <text:p text:style-name="P1"/>
      <text:p text:style-name="P1"/>
      <text:p text:style-name="P1"/>
      <text:p text:style-name="P2">OUTPUT</text:p>
      <text:p text:style-name="P1"/>
      <text:p text:style-name="P1">1</text:p>
      <text:p text:style-name="P1">3</text:p>
      <text:p text:style-name="P1">5</text:p>
      <text:p text:style-name="P1">7</text:p>
      <text:p text:style-name="P1">9</text:p>
      <text:p text:style-name="P1">11</text:p>
      <text:p text:style-name="P1">13</text:p>
      <text:p text:style-name="P1">15</text:p>
      <text:p text:style-name="P1"><text:soft-page-break/>17</text:p>
      <text:p text:style-name="P1">19</text:p>
      <text:p text:style-name="P1"/>
      <text:p text:style-name="P1"/>
      <text:p text:style-name="P2">PROGRAM 13</text:p>
      <text:p text:style-name="P1"/>
      <text:p text:style-name="P1"/>
      <text:p text:style-name="P1">#printing tables</text:p>
      <text:p text:style-name="P1">n=int(input("give a number"))</text:p>
      <text:p text:style-name="P1">i=0</text:p>
      <text:p text:style-name="P1">while(i&lt;=20):</text:p>
      <text:p text:style-name="P1"><text:tab/>print(n,"x",i,"=",n*i)</text:p>
      <text:p text:style-name="P1"><text:tab/>i=i+1</text:p>
      <text:p text:style-name="P1"/>
      <text:p text:style-name="P1"/>
      <text:p text:style-name="P3">OUTPUT</text:p>
      <text:p text:style-name="P4"/>
      <text:p text:style-name="P4">give a number5</text:p>
      <text:p text:style-name="P4">5 x 0 = 0</text:p>
      <text:p text:style-name="P4">5 x 1 = 5</text:p>
      <text:p text:style-name="P4">5 x 2 = 10</text:p>
      <text:p text:style-name="P4">5 x 3 = 15</text:p>
      <text:p text:style-name="P4">5 x 4 = 20</text:p>
      <text:p text:style-name="P4">5 x 5 = 25</text:p>
      <text:p text:style-name="P4">5 x 6 = 30</text:p>
      <text:p text:style-name="P4">5 x 7 = 35</text:p>
      <text:p text:style-name="P4">5 x 8 = 40</text:p>
      <text:p text:style-name="P4">5 x 9 = 45</text:p>
      <text:p text:style-name="P4">5 x 10 = 50</text:p>
      <text:p text:style-name="P4">5 x 11 = 55</text:p>
      <text:p text:style-name="P4">5 x 12 = 60</text:p>
      <text:p text:style-name="P4">5 x 13 = 65</text:p>
      <text:p text:style-name="P4">5 x 14 = 70</text:p>
      <text:p text:style-name="P4">5 x 15 = 75</text:p>
      <text:p text:style-name="P4">5 x 16 = 80</text:p>
      <text:p text:style-name="P4">5 x 17 = 85</text:p>
      <text:p text:style-name="P4">5 x 18 = 90</text:p>
      <text:p text:style-name="P4">5 x 19 = 95</text:p>
      <text:p text:style-name="P4">5 x 20 = 100</text:p>
      <text:p text:style-name="P4"/>
      <text:p text:style-name="P4"/>
      <text:p text:style-name="P4"/>
      <text:p text:style-name="P3">PROGRAM 14</text:p>
      <text:p text:style-name="P4"/>
      <text:p text:style-name="P4"/>
      <text:p text:style-name="P4">#printing values</text:p>
      <text:p text:style-name="P4">a=int(input("Enter a number:"))</text:p>
      <text:p text:style-name="P4">b=int(input("Enter a <text:s/>another number:"))</text:p>
      <text:p text:style-name="P4"/>
      <text:p text:style-name="P4">#defining addition</text:p>
      <text:p text:style-name="P4">def add():</text:p>
      <text:p text:style-name="P4"><text:tab/>return a+b</text:p>
      <text:p text:style-name="P4">#defining subtraction<text:tab/></text:p>
      <text:p text:style-name="P4">def sub():</text:p>
      <text:p text:style-name="P4"><text:tab/>return a-b</text:p>
      <text:p text:style-name="P4">#defining multiplication</text:p>
      <text:p text:style-name="P4"><text:soft-page-break/>def mul():</text:p>
      <text:p text:style-name="P4"><text:tab/>return a*b</text:p>
      <text:p text:style-name="P4">#defining divison<text:tab/></text:p>
      <text:p text:style-name="P4">def div():</text:p>
      <text:p text:style-name="P4"><text:tab/>return a/b</text:p>
      <text:p text:style-name="P4">print("addition=")</text:p>
      <text:p text:style-name="P4">print(add())</text:p>
      <text:p text:style-name="P4">print("subtraction=")</text:p>
      <text:p text:style-name="P4">print(sub())</text:p>
      <text:p text:style-name="P4">print("multiplication=")</text:p>
      <text:p text:style-name="P4">print(mul())</text:p>
      <text:p text:style-name="P4">print("division=")</text:p>
      <text:p text:style-name="P4">print(div())</text:p>
      <text:p text:style-name="P4"/>
      <text:p text:style-name="P4"/>
      <text:p text:style-name="P3">OUTPUT</text:p>
      <text:p text:style-name="P4"/>
      <text:p text:style-name="P4"/>
      <text:p text:style-name="P4">Enter a number:44</text:p>
      <text:p text:style-name="P4">Enter a <text:s/>another number:66</text:p>
      <text:p text:style-name="P4">addition=</text:p>
      <text:p text:style-name="P4">110</text:p>
      <text:p text:style-name="P4">subtraction=</text:p>
      <text:p text:style-name="P4">-22</text:p>
      <text:p text:style-name="P4">multiplication=</text:p>
      <text:p text:style-name="P4">2904</text:p>
      <text:p text:style-name="P4">division=</text:p>
      <text:p text:style-name="P4">0.6666666666666666</text:p>
      <text:p text:style-name="P4"/>
      <text:p text:style-name="P4"/>
      <text:p text:style-name="P4"/>
      <text:p text:style-name="P3">PROGRAM 15 </text:p>
      <text:p text:style-name="P4"/>
      <text:p text:style-name="P4"/>
      <text:p text:style-name="P4">#defining a function</text:p>
      <text:p text:style-name="P4">i=int(input("Enter the value of i:"))</text:p>
      <text:p text:style-name="P4">j=int(input("Enter the value of j:"))</text:p>
      <text:p text:style-name="P4">o=input("What do you want to do? +,-,*,/ " )</text:p>
      <text:p text:style-name="P4"/>
      <text:p text:style-name="P4">def add():</text:p>
      <text:p text:style-name="P4"><text:tab/>return i+j</text:p>
      <text:p text:style-name="P4">def sub():</text:p>
      <text:p text:style-name="P4"><text:tab/>return i-j</text:p>
      <text:p text:style-name="P4">def mul():</text:p>
      <text:p text:style-name="P4"><text:tab/>return i*j</text:p>
      <text:p text:style-name="P4">def div():</text:p>
      <text:p text:style-name="P4"><text:tab/>return i/j</text:p>
      <text:p text:style-name="P4"/>
      <text:p text:style-name="P4">if(o=='+'):</text:p>
      <text:p text:style-name="P4"><text:tab/>print("addition=",add())</text:p>
      <text:p text:style-name="P4">elif(o=='-'):</text:p>
      <text:p text:style-name="P4"><text:tab/>print("subtraction=",sub())</text:p>
      <text:p text:style-name="P4">elif(o=='*'):</text:p>
      <text:p text:style-name="P4"><text:tab/>print("multiplication=",mul())</text:p>
      <text:p text:style-name="P4">elif(o=='/'):</text:p>
      <text:p text:style-name="P4"><text:tab/>print("division=",div())</text:p>
      <text:p text:style-name="P4">else:</text:p>
      <text:p text:style-name="P4"><text:soft-page-break/><text:tab/>print("give a proper number")</text:p>
      <text:p text:style-name="P4"/>
      <text:p text:style-name="P3"/>
      <text:p text:style-name="P3">OUTPUT</text:p>
      <text:p text:style-name="P4"/>
      <text:p text:style-name="P4">Enter the value of i:44</text:p>
      <text:p text:style-name="P4">Enter the value of j:66</text:p>
      <text:p text:style-name="P4">What do you want to do? +,-,*,/ +</text:p>
      <text:p text:style-name="P4">addition= 110</text:p>
      <text:p text:style-name="P4"/>
      <text:p text:style-name="P4">Enter the value of i:100</text:p>
      <text:p text:style-name="P4">Enter the value of j:60</text:p>
      <text:p text:style-name="P4">What do you want to do? +,-,*,/ -</text:p>
      <text:p text:style-name="P4">subtraction= 40</text:p>
      <text:p text:style-name="P4"/>
      <text:p text:style-name="P4">Enter the value of i:60</text:p>
      <text:p text:style-name="P4">Enter the value of j:20</text:p>
      <text:p text:style-name="P4">What do you want to do? +,-,*,/ *</text:p>
      <text:p text:style-name="P4">multiplication= 1200</text:p>
      <text:p text:style-name="P4"/>
      <text:p text:style-name="P4">Enter the value of i:40</text:p>
      <text:p text:style-name="P4">Enter the value of j:10</text:p>
      <text:p text:style-name="P4">What do you want to do? +,-,*,/ /</text:p>
      <text:p text:style-name="P4">division=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3:16:51.704459673</meta:creation-date>
    <dc:date>2018-09-27T13:36:02.050045247</dc:date>
    <meta:editing-duration>PT9M</meta:editing-duration>
    <meta:editing-cycles>1</meta:editing-cycles>
    <meta:document-statistic meta:table-count="0" meta:image-count="0" meta:object-count="0" meta:page-count="4" meta:paragraph-count="144" meta:word-count="362" meta:character-count="2252" meta:non-whitespace-character-count="1646"/>
    <meta:generator>LibreOffice/6.0.3.2$Linux_X86_64 LibreOffice_project/00m0$Build-2</meta:generator>
  </office:meta>
</office:document-meta>
</file>